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
      <style:text-properties fo:font-size="12pt" style:text-underline-style="none" style:font-size-asian="12pt" style:font-size-complex="12pt"/>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style>
    <style:style style:name="T5"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xml:id="ct164822656" text:id="ct164822656">
          <text:insertion>
            <office:change-info>
              <dc:creator>Auteur inconnu</dc:creator>
              <dc:date>2011-03-31T12:54:00</dc:date>
            </office:change-info>
          </text:insertion>
        </text:changed-region>
        <text:changed-region xml:id="ct164247248" text:id="ct164247248">
          <text:insertion>
            <office:change-info>
              <dc:creator>Auteur inconnu</dc:creator>
              <dc:date>2011-03-31T13:08:00</dc:date>
            </office:change-info>
          </text:insertion>
        </text:changed-region>
        <text:changed-region xml:id="ct164762032" text:id="ct164762032">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4"><text:span text:style-name="T6">do text</text:span></text:p><text:p text:style-name="P4"><text:span text:style-name="T6">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e dépôt d'une demande de permis d'urbanisme</text:p>
      <text:p text:style-name="P3">Article 115 du CWATUPE</text:p>
      <text:p text:style-name="UrbanBody"/>
      <text:p text:style-name="UrbanBody"><office:annotation><dc:creator>Gauthier Bastien</dc:creator><dc:date>2011-01-13T14:56:41</dc:date><text:p text:style-name="P4"><text:span text:style-name="T6">do text</text:span></text:p><text:p text:style-name="P4"><text:span text:style-name="T6">from document(at=reference, format='odt')</text:span></text:p></office:annotation><text:span text:style-name="T2">Import depuis reference.odt</text:span></text:p>
      <text:p text:style-name="UrbanBody"/>
      <text:p text:style-name="UrbanBody">Je soussigné, 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Gauthier Bastien</dc:creator><dc:date>2011-02-21T10:09:27</dc:date><text:p text:style-name="P4"><text:span text:style-name="T6">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4"><text:span text:style-name="T5">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4"><text:span text:style-name="T5">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4"><text:span text:style-name="T5">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4"><text:span text:style-name="T5">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UrbanBody"><office:annotation><dc:creator>Gauthier Bastien</dc:creator><dc:date>2011-02-21T10:13:40</dc:date><text:p text:style-name="P4"><text:span text:style-name="T5">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UrbanBody"><text:span text:style-name="T4"><office:annotation><dc:creator>Gauthier Bastien</dc:creator><dc:date>2011-02-21T10:13:40</dc:date><text:p text:style-name="P4"><text:span text:style-name="T5">do text if not len(self.getApplicants()) &gt; 1</text:span></text:p></office:annotation></text:span><text:span text:style-name="T4">a déposé un dossier relatif à une demande de 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5">do text if len(self.getApplicants()) &gt; 1</text:span></text:p></office:annotation>ont déposé un dossier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text:span text:style-name="T4">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5">do text if len(self.getApplicants()) &gt; 1</text:span></text:p></office:annotation></text:span><text:span text:style-name="T4">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5">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
      <text:p text:style-name="UrbanBody"><text:soft-page-break/><text:text-input text:description="Délivré à xxx le xxx">urbanEventObj.getFormattedDate(forDelivery=True)</text:text-input></text:p>
      <text:p text:style-name="UrbanBody"/>
      <text:p text:style-name="UrbanBody"><text:tab/><text:tab/><text:tab/><text:tab/><text:tab/><text:tab/><text:tab/><text:change-start text:change-id="ct164822656"/>self.displayValue(self.getFoldermanagers()[0].listGrades(), self.getFoldermanagers()[0].getGrade())<text:change-end text:change-id="ct164822656"/></text:p>
      <text:p text:style-name="UrbanBody"><text:tab/><text:tab/><text:tab/><text:tab/><text:tab/><text:tab/><text:tab/><text:change-start text:change-id="ct164247248"/>self.getFoldermanagers()[0].getName2()<text:change-end text:change-id="ct164247248"/> <text:change-start text:change-id="ct164762032"/>self.getFoldermanagers()[0].getName1()<text:change-end text:change-id="ct1647620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7-27T10:37:25</meta:creation-date>
    <dc:date>2011-08-10T15:01:40</dc:date>
    <dc:language>fr-FR</dc:language>
    <meta:editing-cycles>75</meta:editing-cycles>
    <meta:editing-duration>PT10H56M15S</meta:editing-duration>
    <dc:creator>sde </dc:creator>
    <meta:document-statistic meta:table-count="0" meta:image-count="0" meta:object-count="0" meta:page-count="2" meta:paragraph-count="22" meta:word-count="337" meta:character-count="2588"/>
    <meta:user-defined meta:name="Info 1"/>
    <meta:user-defined meta:name="Info 2"/>
    <meta:user-defined meta:name="Info 3"/>
    <meta:user-defined meta:name="Info 4"/>
  </office:meta>
</office:document-meta>
</file>